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cm" svg:y="16.875cm">
          <text:p text:style-name="P1"><text:span text:style-name="T1">Host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89cm" svg:height="1.816cm" svg:x="4.021cm" svg:y="17.233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2.778cm" svg:x2="5.318cm" svg:y2="5.572cm">
          <text:p/>
        </draw:line>
        <draw:line draw:style-name="gr6" draw:text-style-name="P8" draw:layer="layout" svg:x1="5.318cm" svg:y1="6.207cm" svg:x2="5.318cm" svg:y2="8.62cm">
          <text:p/>
        </draw:line>
        <draw:custom-shape draw:style-name="gr7" draw:text-style-name="P9" draw:layer="layout" svg:width="4.445cm" svg:height="0.762cm" svg:x="1.362cm" svg:y="8.64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81cm" svg:height="0.762cm" svg:x="7.904cm" svg:y="2.878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7.904cm" svg:y="3.894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7" draw:layer="layout" svg:width="4.445cm" svg:height="1.09cm" svg:x="1.232cm" svg:y="21.148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7.35cm" svg:y="16.8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45cm" svg:height="0.762cm" svg:x="7.662cm" svg:y="18.168cm">
          <text:p text:style-name="P5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5.572cm" svg:y1="18.526cm" svg:x2="7.604cm" svg:y2="18.526cm">
          <text:p/>
        </draw:line>
        <draw:custom-shape draw:style-name="gr3" draw:text-style-name="P4" draw:layer="layout" svg:width="5.08cm" svg:height="2.54cm" svg:x="0.991cm" svg:y="10.525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232cm" svg:y="11.626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818cm" svg:y1="14.483cm" svg:x2="4.818cm" svg:y2="16.113cm">
          <text:p/>
        </draw:line>
        <draw:custom-shape draw:style-name="gr13" draw:text-style-name="P3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632cm" svg:y="14.308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9.382cm" svg:x2="5.318cm" svg:y2="14.309cm">
          <text:p/>
        </draw:line>
        <draw:line draw:style-name="gr6" draw:text-style-name="P8" draw:layer="layout" svg:x1="5.318cm" svg:y1="15.294cm" svg:x2="5.318cm" svg:y2="17.129cm">
          <text:p/>
        </draw:line>
        <draw:custom-shape draw:style-name="gr3" draw:text-style-name="P4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232cm" svg:y="24.323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18.894cm" svg:x2="5.318cm" svg:y2="21.193cm">
          <text:p/>
        </draw:line>
        <draw:line draw:style-name="gr6" draw:text-style-name="P8" draw:layer="layout" svg:x1="5.318cm" svg:y1="22.194cm" svg:x2="5.318cm" svg:y2="24.49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10:02.606000000</dc:date>
    <meta:editing-duration>PT58M9S</meta:editing-duration>
    <meta:editing-cycles>21</meta:editing-cycles>
    <meta:generator>LibreOffice/6.4.4.2$Windows_X86_64 LibreOffice_project/3d775be2011f3886db32dfd395a6a6d1ca2630ff</meta:generator>
    <meta:document-statistic meta:object-count="33"/>
  </office:meta>
</office:document-meta>
</file>